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18.217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20.7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ivel</text:p>
          </table:table-cell>
          <table:table-cell table:style-name="ce9" office:value-type="string" calcext:value-type="string">
            <text:p>slu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ontos</text:p>
          </table:table-cell>
          <table:table-cell table:style-name="ce4" table:formula="of:=COM.MICROSOFT.CONCAT(&quot;[&quot;;[.E2:.E32];&quot;]&quot;)" office:value-type="string" office:string-value="[{ nivel: 0, img: nivel_0, slug: 'Recruta', description: '“Toda grande caminhada começa com um simples passo.”', pontos: 0},{ nivel: 1, img: nivel_1, slug: 'Soldado', description: '“Ser fraco não é uma opção. É preciso ter disciplina para se tornar o mais forte dos soldados.”', pontos: 15},{ nivel: 2, img: nivel_2, slug: 'Cabo', description: '“Batalhe pelos seus ideais e faça deles a motivação para as suas conquistas.”', pontos: 40},{ nivel: 3, img: nivel_3, slug: 'Sargento I', description: '“Não tenha medo de crescer devagar, tenha medo somente de ficar parado.”', pontos: 75},{ nivel: 4, img: nivel_4, slug: 'Sargento II', description: '“Não será fácil, mas os que conseguirem vencer e persistir provarão ser os mais fortes.”', pontos: 150},{ nivel: 5, img: nivel_5, slug: 'Sargento III', description: '“Força se adquire com disciplina e foco, ela não vem de uma hora para outra.”', pontos: 225},{ nivel: 6, img: nivel_6, slug: 'Sargento IV', description: '“Mesmo que a jornada seja lenta, abrir mão não acelera.”', pontos: 300},{ nivel: 7, img: nivel_7, slug: 'Master Sargento I', description: '“Ser uma pessoa melhor é o objetivo do dia.”', pontos: 360},{ nivel: 8, img: nivel_8, slug: 'Master Sargento II', description: '“A superação da dificuldade depende apenas de você.”', pontos: 420},{ nivel: 9, img: nivel_9, slug: 'Master Sargento III', description: '“Não importa se o obstáculo é forte, difícil ou grande demais, a persistência para vencer supera qualquer coisa.”', pontos: 480},{ nivel: 10, img: nivel_10, slug: 'Sargento Major I', description: '“Conforme você superar cada desafio, você sentirá que com motivação e fé nada é impossível de acontecer.”', pontos: 540},{ nivel: 11, img: nivel_11, slug: 'Sargento Major II', description: '“A sua competição é com você mesmo!”', pontos: 600},{ nivel: 12, img: nivel_12, slug: 'Sargento Major III', description: '“Você só vai vencer amanhã, se não desistir hoje.”', pontos: 660},{ nivel: 13, img: nivel_13, slug: 'Aspirante I', description: '“Respire fundo e continue, é proibido desistir.”', pontos: 720},{ nivel: 14, img: nivel_14, slug: 'Aspirante II', description: '“A força é a nossa característica mais marcantes, mas ela só vem para quem tem foco e disciplina.”', pontos: 780},{ nivel: 15, img: nivel_15, slug: 'Aspirante III', description: '“Todos os seus amanhã permanecerão iguais a ontem, se você não modificar hoje.”', pontos: 840},{ nivel: 16, img: nivel_16, slug: 'Tenente I', description: '“Acredite na sua capacidade e conquiste o seu lugar.”', pontos: 900},{ nivel: 17, img: nivel_17, slug: 'Tenente II', description: '“O que a mente acredita é o que o corpo vai alcançar.”', pontos: 960},{ nivel: 18, img: nivel_18, slug: 'Tenente III', description: '“Você pode, se acreditar que pode.”', pontos: 1020},{ nivel: 19, img: nivel_19, slug: 'Capitão I', description: '“Sem mudanças, não existe evolução e crescimento, lembre-se disso.”', pontos: 1080},{ nivel: 20, img: nivel_20, slug: 'Capitão II', description: '“A constância dos objetivos é o segredo do êxito.”', pontos: 1140},{ nivel: 21, img: nivel_21, slug: 'Capitão III', description: '“A vitória é um fruto de muita determinação. E não um golpe de sorte.”', pontos: 1200},{ nivel: 22, img: nivel_22, slug: 'Major I', description: '“É para onde o foco vai que a energia flui.”', pontos: 1260},{ nivel: 23, img: nivel_23, slug: 'Major II', description: '“Inspiração vem dos outros. Motivação vem de dentro de nós.”', pontos: 1320},{ nivel: 24, img: nivel_24, slug: 'Major III', description: '“Faça da dificuldade a sua motivação.”', pontos: 1380},{ nivel: 25, img: nivel_25, slug: 'Coronel I', description: '“Alcançar o que tanto queremos, pode depender apenas de uma pequena dose de coragem.”', pontos: 1440},{ nivel: 26, img: nivel_26, slug: 'Coronel II', description: '“É o empenho e a persistência que determinam o seu êxito, não a força ou a sorte.”', pontos: 1500},{ nivel: 27, img: nivel_27, slug: 'General de Divisão', description: '“Os seus resultados são determinados pelas suas atitudes.”', pontos: 1560},{ nivel: 28, img: nivel_28, slug: 'General de Brigada', description: '“Você sempre vai ser o inimigo mais perigoso que você poderá encontrar.”', pontos: 1620},{ nivel: 29, img: nivel_29, slug: 'General de Exército', description: '“O sucesso é a soma de pequenos esforços repetidos dia após dia.”', pontos: 1650},{ nivel: 30, img: nivel_30, slug: 'Marechal de Guerra', description: '“A verdadeira vitória de um ser humano não é chegar em primeiro, mas sim nunca desistir.”', pontos: 1830},]" calcext:value-type="string">
            <text:p>[{ nivel: 0, img: nivel_0, slug: 'Recruta', description: '“Toda grande caminhada começa com um simples passo.”', pontos: 0},{ nivel: 1, img: nivel_1, slug: 'Soldado', description: '“Ser fraco não é uma opção. É preciso ter disciplina para se tornar o mais forte dos soldados.”', pontos: 15},{ nivel: 2, img: nivel_2, slug: 'Cabo', description: '“Batalhe pelos seus ideais e faça deles a motivação para as suas conquistas.”', pontos: 40},{ nivel: 3, img: nivel_3, slug: 'Sargento I', description: '“Não tenha medo de crescer devagar, tenha medo somente de ficar parado.”', pontos: 75},{ nivel: 4, img: nivel_4, slug: 'Sargento II', description: '“Não será fácil, mas os que conseguirem vencer e persistir provarão ser os mais fortes.”', pontos: 150},{ nivel: 5, img: nivel_5, slug: 'Sargento III', description: '“Força se adquire com disciplina e foco, ela não vem de uma hora para outra.”', pontos: 225},{ nivel: 6, img: nivel_6, slug: 'Sargento IV', description: '“Mesmo que a jornada seja lenta, abrir mão não acelera.”', pontos: 300},{ nivel: 7, img: nivel_7, slug: 'Master Sargento I', description: '“Ser uma pessoa melhor é o objetivo do dia.”', pontos: 360},{ nivel: 8, img: nivel_8, slug: 'Master Sargento II', description: '“A superação da dificuldade depende apenas de você.”', pontos: 420},{ nivel: 9, img: nivel_9, slug: 'Master Sargento III', description: '“Não importa se o obstáculo é forte, difícil ou grande demais, a persistência para vencer supera qualquer coisa.”', pontos: 480},{ nivel: 10, img: nivel_10, slug: 'Sargento Major I', description: '“Conforme você superar cada desafio, você sentirá que com motivação e fé nada é impossível de acontecer.”', pontos: 540},{ nivel: 11, img: nivel_11, slug: 'Sargento Major II', description: '“A sua competição é com você mesmo!”', pontos: 600},{ nivel: 12, img: nivel_12, slug: 'Sargento Major III', description: '“Você só vai vencer amanhã, se não desistir hoje.”', pontos: 660},{ nivel: 13, img: nivel_13, slug: 'Aspirante I', description: '“Respire fundo e continue, é proibido desistir.”', pontos: 720},{ nivel: 14, img: nivel_14, slug: 'Aspirante II', description: '“A força é a nossa característica mais marcantes, mas ela só vem para quem tem foco e disciplina.”', pontos: 780},{ nivel: 15, img: nivel_15, slug: 'Aspirante III', description: '“Todos os seus amanhã permanecerão iguais a ontem, se você não modificar hoje.”', pontos: 840},{ nivel: 16, img: nivel_16, slug: 'Tenente I', description: '“Acredite na sua capacidade e conquiste o seu lugar.”', pontos: 900},{ nivel: 17, img: nivel_17, slug: 'Tenente II', description: '“O que a mente acredita é o que o corpo vai alcançar.”', pontos: 960},{ nivel: 18, img: nivel_18, slug: 'Tenente III', description: '“Você pode, se acreditar que pode.”', pontos: 1020},{ nivel: 19, img: nivel_19, slug: 'Capitão I', description: '“Sem mudanças, não existe evolução e crescimento, lembre-se disso.”', pontos: 1080},{ nivel: 20, img: nivel_20, slug: 'Capitão II', description: '“A constância dos objetivos é o segredo do êxito.”', pontos: 1140},{ nivel: 21, img: nivel_21, slug: 'Capitão III', description: '“A vitória é um fruto de muita determinação. E não um golpe de sorte.”', pontos: 1200},{ nivel: 22, img: nivel_22, slug: 'Major I', description: '“É para onde o foco vai que a energia flui.”', pontos: 1260},{ nivel: 23, img: nivel_23, slug: 'Major II', description: '“Inspiração vem dos outros. Motivação vem de dentro de nós.”', pontos: 1320},{ nivel: 24, img: nivel_24, slug: 'Major III', description: '“Faça da dificuldade a sua motivação.”', pontos: 1380},{ nivel: 25, img: nivel_25, slug: 'Coronel I', description: '“Alcançar o que tanto queremos, pode depender apenas de uma pequena dose de coragem.”', pontos: 1440},{ nivel: 26, img: nivel_26, slug: 'Coronel II', description: '“É o empenho e a persistência que determinam o seu êxito, não a força ou a sorte.”', pontos: 1500},{ nivel: 27, img: nivel_27, slug: 'General de Divisão', description: '“Os seus resultados são determinados pelas suas atitudes.”', pontos: 1560},{ nivel: 28, img: nivel_28, slug: 'General de Brigada', description: '“Você sempre vai ser o inimigo mais perigoso que você poderá encontrar.”', pontos: 1620},{ nivel: 29, img: nivel_29, slug: 'General de Exército', description: '“O sucesso é a soma de pequenos esforços repetidos dia após dia.”', pontos: 1650},{ nivel: 30, img: nivel_30, slug: 'Marechal de Guerra', description: '“A verdadeira vitória de um ser humano não é chegar em primeiro, mas sim nunca desistir.”', pontos: 1830},]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Recruta</text:p>
          </table:table-cell>
          <table:table-cell table:style-name="ce10" office:value-type="string" calcext:value-type="string">
            <text:p>Toda grande caminhada começa com um simples passo.</text:p>
          </table:table-cell>
          <table:table-cell table:style-name="ce2" table:formula="of:=[.F2]*5" office:value-type="float" office:value="0" calcext:value-type="float">
            <text:p>0</text:p>
          </table:table-cell>
          <table:table-cell table:style-name="ce5" table:formula="of:=COM.MICROSOFT.CONCAT(&quot;{ nivel: &quot;;[.A2];&quot;, img: nivel_&quot;;[.A2];&quot;, slug: '&quot;;[.B2];&quot;', description: '“&quot;;[.C2];&quot;”', pontos: &quot;;[.D2];&quot;},&quot;)" office:value-type="string" office:string-value="{ nivel: 0, img: nivel_0, slug: 'Recruta', description: '“Toda grande caminhada começa com um simples passo.”', pontos: 0}," calcext:value-type="string">
            <text:p>{ nivel: 0, img: nivel_0, slug: 'Recruta', description: '“Toda grande caminhada começa com um simples passo.”', pontos: 0}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Soldado</text:p>
          </table:table-cell>
          <table:table-cell table:style-name="ce10" office:value-type="string" calcext:value-type="string">
            <text:p>Ser fraco não é uma opção. É preciso ter disciplina para se tornar o mais forte dos soldados.</text:p>
          </table:table-cell>
          <table:table-cell table:style-name="ce2" table:formula="of:=[.F3]*5" office:value-type="float" office:value="15" calcext:value-type="float">
            <text:p>15</text:p>
          </table:table-cell>
          <table:table-cell table:style-name="ce5" table:formula="of:=COM.MICROSOFT.CONCAT(&quot;{ nivel: &quot;;[.A3];&quot;, img: nivel_&quot;;[.A3];&quot;, slug: '&quot;;[.B3];&quot;', description: '“&quot;;[.C3];&quot;”', pontos: &quot;;[.D3];&quot;},&quot;)" office:value-type="string" office:string-value="{ nivel: 1, img: nivel_1, slug: 'Soldado', description: '“Ser fraco não é uma opção. É preciso ter disciplina para se tornar o mais forte dos soldados.”', pontos: 15}," calcext:value-type="string">
            <text:p>{ nivel: 1, img: nivel_1, slug: 'Soldado', description: '“Ser fraco não é uma opção. É preciso ter disciplina para se tornar o mais forte dos soldados.”', pontos: 15}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Cabo</text:p>
          </table:table-cell>
          <table:table-cell table:style-name="ce10" office:value-type="string" calcext:value-type="string">
            <text:p>Batalhe pelos seus ideais e faça deles a motivação para as suas conquistas.</text:p>
          </table:table-cell>
          <table:table-cell table:style-name="ce2" table:formula="of:=[.F4]*5" office:value-type="float" office:value="40" calcext:value-type="float">
            <text:p>40</text:p>
          </table:table-cell>
          <table:table-cell table:style-name="ce5" table:formula="of:=COM.MICROSOFT.CONCAT(&quot;{ nivel: &quot;;[.A4];&quot;, img: nivel_&quot;;[.A4];&quot;, slug: '&quot;;[.B4];&quot;', description: '“&quot;;[.C4];&quot;”', pontos: &quot;;[.D4];&quot;},&quot;)" office:value-type="string" office:string-value="{ nivel: 2, img: nivel_2, slug: 'Cabo', description: '“Batalhe pelos seus ideais e faça deles a motivação para as suas conquistas.”', pontos: 40}," calcext:value-type="string">
            <text:p>{ nivel: 2, img: nivel_2, slug: 'Cabo', description: '“Batalhe pelos seus ideais e faça deles a motivação para as suas conquistas.”', pontos: 40}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Sargento I</text:p>
          </table:table-cell>
          <table:table-cell table:style-name="ce10" office:value-type="string" calcext:value-type="string">
            <text:p>Não tenha medo de crescer devagar, tenha medo somente de ficar parado.</text:p>
          </table:table-cell>
          <table:table-cell table:style-name="ce2" table:formula="of:=[.F5]*5" office:value-type="float" office:value="75" calcext:value-type="float">
            <text:p>75</text:p>
          </table:table-cell>
          <table:table-cell table:style-name="ce5" table:formula="of:=COM.MICROSOFT.CONCAT(&quot;{ nivel: &quot;;[.A5];&quot;, img: nivel_&quot;;[.A5];&quot;, slug: '&quot;;[.B5];&quot;', description: '“&quot;;[.C5];&quot;”', pontos: &quot;;[.D5];&quot;},&quot;)" office:value-type="string" office:string-value="{ nivel: 3, img: nivel_3, slug: 'Sargento I', description: '“Não tenha medo de crescer devagar, tenha medo somente de ficar parado.”', pontos: 75}," calcext:value-type="string">
            <text:p>{ nivel: 3, img: nivel_3, slug: 'Sargento I', description: '“Não tenha medo de crescer devagar, tenha medo somente de ficar parado.”', pontos: 75}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Sargento II</text:p>
          </table:table-cell>
          <table:table-cell table:style-name="ce10" office:value-type="string" calcext:value-type="string">
            <text:p>Não será fácil, mas os que conseguirem vencer e persistir provarão ser os mais fortes.</text:p>
          </table:table-cell>
          <table:table-cell table:style-name="ce2" table:formula="of:=[.F6]*5" office:value-type="float" office:value="150" calcext:value-type="float">
            <text:p>150</text:p>
          </table:table-cell>
          <table:table-cell table:style-name="ce5" table:formula="of:=COM.MICROSOFT.CONCAT(&quot;{ nivel: &quot;;[.A6];&quot;, img: nivel_&quot;;[.A6];&quot;, slug: '&quot;;[.B6];&quot;', description: '“&quot;;[.C6];&quot;”', pontos: &quot;;[.D6];&quot;},&quot;)" office:value-type="string" office:string-value="{ nivel: 4, img: nivel_4, slug: 'Sargento II', description: '“Não será fácil, mas os que conseguirem vencer e persistir provarão ser os mais fortes.”', pontos: 150}," calcext:value-type="string">
            <text:p>{ nivel: 4, img: nivel_4, slug: 'Sargento II', description: '“Não será fácil, mas os que conseguirem vencer e persistir provarão ser os mais fortes.”', pontos: 150},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Sargento III</text:p>
          </table:table-cell>
          <table:table-cell table:style-name="ce10" office:value-type="string" calcext:value-type="string">
            <text:p>Força se adquire com disciplina e foco, ela não vem de uma hora para outra.</text:p>
          </table:table-cell>
          <table:table-cell table:style-name="ce2" table:formula="of:=[.F7]*5" office:value-type="float" office:value="225" calcext:value-type="float">
            <text:p>225</text:p>
          </table:table-cell>
          <table:table-cell table:style-name="ce5" table:formula="of:=COM.MICROSOFT.CONCAT(&quot;{ nivel: &quot;;[.A7];&quot;, img: nivel_&quot;;[.A7];&quot;, slug: '&quot;;[.B7];&quot;', description: '“&quot;;[.C7];&quot;”', pontos: &quot;;[.D7];&quot;},&quot;)" office:value-type="string" office:string-value="{ nivel: 5, img: nivel_5, slug: 'Sargento III', description: '“Força se adquire com disciplina e foco, ela não vem de uma hora para outra.”', pontos: 225}," calcext:value-type="string">
            <text:p>{ nivel: 5, img: nivel_5, slug: 'Sargento III', description: '“Força se adquire com disciplina e foco, ela não vem de uma hora para outra.”', pontos: 225},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Sargento IV</text:p>
          </table:table-cell>
          <table:table-cell table:style-name="ce10" office:value-type="string" calcext:value-type="string">
            <text:p>Mesmo que a jornada seja lenta, abrir mão não acelera.</text:p>
          </table:table-cell>
          <table:table-cell table:style-name="ce2" table:formula="of:=[.F8]*5" office:value-type="float" office:value="300" calcext:value-type="float">
            <text:p>300</text:p>
          </table:table-cell>
          <table:table-cell table:style-name="ce5" table:formula="of:=COM.MICROSOFT.CONCAT(&quot;{ nivel: &quot;;[.A8];&quot;, img: nivel_&quot;;[.A8];&quot;, slug: '&quot;;[.B8];&quot;', description: '“&quot;;[.C8];&quot;”', pontos: &quot;;[.D8];&quot;},&quot;)" office:value-type="string" office:string-value="{ nivel: 6, img: nivel_6, slug: 'Sargento IV', description: '“Mesmo que a jornada seja lenta, abrir mão não acelera.”', pontos: 300}," calcext:value-type="string">
            <text:p>{ nivel: 6, img: nivel_6, slug: 'Sargento IV', description: '“Mesmo que a jornada seja lenta, abrir mão não acelera.”', pontos: 300}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Master Sargento I</text:p>
          </table:table-cell>
          <table:table-cell table:style-name="ce10" office:value-type="string" calcext:value-type="string">
            <text:p>Ser uma pessoa melhor é o objetivo do dia.</text:p>
          </table:table-cell>
          <table:table-cell table:style-name="ce2" table:formula="of:=[.F9]*5" office:value-type="float" office:value="360" calcext:value-type="float">
            <text:p>360</text:p>
          </table:table-cell>
          <table:table-cell table:style-name="ce5" table:formula="of:=COM.MICROSOFT.CONCAT(&quot;{ nivel: &quot;;[.A9];&quot;, img: nivel_&quot;;[.A9];&quot;, slug: '&quot;;[.B9];&quot;', description: '“&quot;;[.C9];&quot;”', pontos: &quot;;[.D9];&quot;},&quot;)" office:value-type="string" office:string-value="{ nivel: 7, img: nivel_7, slug: 'Master Sargento I', description: '“Ser uma pessoa melhor é o objetivo do dia.”', pontos: 360}," calcext:value-type="string">
            <text:p>{ nivel: 7, img: nivel_7, slug: 'Master Sargento I', description: '“Ser uma pessoa melhor é o objetivo do dia.”', pontos: 360},</text:p>
          </table:table-cell>
          <table:table-cell table:formula="of:=[.F8]+1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Master Sargento II</text:p>
          </table:table-cell>
          <table:table-cell table:style-name="ce10" office:value-type="string" calcext:value-type="string">
            <text:p>A superação da dificuldade depende apenas de você.</text:p>
          </table:table-cell>
          <table:table-cell table:style-name="ce2" table:formula="of:=[.F10]*5" office:value-type="float" office:value="420" calcext:value-type="float">
            <text:p>420</text:p>
          </table:table-cell>
          <table:table-cell table:style-name="ce5" table:formula="of:=COM.MICROSOFT.CONCAT(&quot;{ nivel: &quot;;[.A10];&quot;, img: nivel_&quot;;[.A10];&quot;, slug: '&quot;;[.B10];&quot;', description: '“&quot;;[.C10];&quot;”', pontos: &quot;;[.D10];&quot;},&quot;)" office:value-type="string" office:string-value="{ nivel: 8, img: nivel_8, slug: 'Master Sargento II', description: '“A superação da dificuldade depende apenas de você.”', pontos: 420}," calcext:value-type="string">
            <text:p>{ nivel: 8, img: nivel_8, slug: 'Master Sargento II', description: '“A superação da dificuldade depende apenas de você.”', pontos: 420},</text:p>
          </table:table-cell>
          <table:table-cell table:formula="of:=[.F9]+1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Master Sargento III</text:p>
          </table:table-cell>
          <table:table-cell table:style-name="ce10" office:value-type="string" calcext:value-type="string">
            <text:p>Não importa se o obstáculo é forte, difícil ou grande demais, a persistência para vencer supera qualquer coisa.</text:p>
          </table:table-cell>
          <table:table-cell table:style-name="ce2" table:formula="of:=[.F11]*5" office:value-type="float" office:value="480" calcext:value-type="float">
            <text:p>480</text:p>
          </table:table-cell>
          <table:table-cell table:style-name="ce5" table:formula="of:=COM.MICROSOFT.CONCAT(&quot;{ nivel: &quot;;[.A11];&quot;, img: nivel_&quot;;[.A11];&quot;, slug: '&quot;;[.B11];&quot;', description: '“&quot;;[.C11];&quot;”', pontos: &quot;;[.D11];&quot;},&quot;)" office:value-type="string" office:string-value="{ nivel: 9, img: nivel_9, slug: 'Master Sargento III', description: '“Não importa se o obstáculo é forte, difícil ou grande demais, a persistência para vencer supera qualquer coisa.”', pontos: 480}," calcext:value-type="string">
            <text:p>{ nivel: 9, img: nivel_9, slug: 'Master Sargento III', description: '“Não importa se o obstáculo é forte, difícil ou grande demais, a persistência para vencer supera qualquer coisa.”', pontos: 480},</text:p>
          </table:table-cell>
          <table:table-cell table:formula="of:=[.F10]+1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Sargento Major I</text:p>
          </table:table-cell>
          <table:table-cell table:style-name="ce10" office:value-type="string" calcext:value-type="string">
            <text:p>Conforme você superar cada desafio, você sentirá que com motivação e fé nada é impossível de acontecer.</text:p>
          </table:table-cell>
          <table:table-cell table:style-name="ce2" table:formula="of:=[.F12]*5" office:value-type="float" office:value="540" calcext:value-type="float">
            <text:p>540</text:p>
          </table:table-cell>
          <table:table-cell table:style-name="ce5" table:formula="of:=COM.MICROSOFT.CONCAT(&quot;{ nivel: &quot;;[.A12];&quot;, img: nivel_&quot;;[.A12];&quot;, slug: '&quot;;[.B12];&quot;', description: '“&quot;;[.C12];&quot;”', pontos: &quot;;[.D12];&quot;},&quot;)" office:value-type="string" office:string-value="{ nivel: 10, img: nivel_10, slug: 'Sargento Major I', description: '“Conforme você superar cada desafio, você sentirá que com motivação e fé nada é impossível de acontecer.”', pontos: 540}," calcext:value-type="string">
            <text:p>{ nivel: 10, img: nivel_10, slug: 'Sargento Major I', description: '“Conforme você superar cada desafio, você sentirá que com motivação e fé nada é impossível de acontecer.”', pontos: 540},</text:p>
          </table:table-cell>
          <table:table-cell table:formula="of:=[.F11]+1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Sargento Major II</text:p>
          </table:table-cell>
          <table:table-cell table:style-name="ce10" office:value-type="string" calcext:value-type="string">
            <text:p>A sua competição é com você mesmo!</text:p>
          </table:table-cell>
          <table:table-cell table:style-name="ce2" table:formula="of:=[.F13]*5" office:value-type="float" office:value="600" calcext:value-type="float">
            <text:p>600</text:p>
          </table:table-cell>
          <table:table-cell table:style-name="ce5" table:formula="of:=COM.MICROSOFT.CONCAT(&quot;{ nivel: &quot;;[.A13];&quot;, img: nivel_&quot;;[.A13];&quot;, slug: '&quot;;[.B13];&quot;', description: '“&quot;;[.C13];&quot;”', pontos: &quot;;[.D13];&quot;},&quot;)" office:value-type="string" office:string-value="{ nivel: 11, img: nivel_11, slug: 'Sargento Major II', description: '“A sua competição é com você mesmo!”', pontos: 600}," calcext:value-type="string">
            <text:p>{ nivel: 11, img: nivel_11, slug: 'Sargento Major II', description: '“A sua competição é com você mesmo!”', pontos: 600},</text:p>
          </table:table-cell>
          <table:table-cell table:formula="of:=[.F12]+1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Sargento Major III</text:p>
          </table:table-cell>
          <table:table-cell table:style-name="ce10" office:value-type="string" calcext:value-type="string">
            <text:p>Você só vai vencer amanhã, se não desistir hoje.</text:p>
          </table:table-cell>
          <table:table-cell table:style-name="ce2" table:formula="of:=[.F14]*5" office:value-type="float" office:value="660" calcext:value-type="float">
            <text:p>660</text:p>
          </table:table-cell>
          <table:table-cell table:style-name="ce5" table:formula="of:=COM.MICROSOFT.CONCAT(&quot;{ nivel: &quot;;[.A14];&quot;, img: nivel_&quot;;[.A14];&quot;, slug: '&quot;;[.B14];&quot;', description: '“&quot;;[.C14];&quot;”', pontos: &quot;;[.D14];&quot;},&quot;)" office:value-type="string" office:string-value="{ nivel: 12, img: nivel_12, slug: 'Sargento Major III', description: '“Você só vai vencer amanhã, se não desistir hoje.”', pontos: 660}," calcext:value-type="string">
            <text:p>{ nivel: 12, img: nivel_12, slug: 'Sargento Major III', description: '“Você só vai vencer amanhã, se não desistir hoje.”', pontos: 660},</text:p>
          </table:table-cell>
          <table:table-cell table:formula="of:=[.F13]+12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Aspirante I</text:p>
          </table:table-cell>
          <table:table-cell table:style-name="ce10" office:value-type="string" calcext:value-type="string">
            <text:p>Respire fundo e continue, é proibido desistir.</text:p>
          </table:table-cell>
          <table:table-cell table:style-name="ce2" table:formula="of:=[.F15]*5" office:value-type="float" office:value="720" calcext:value-type="float">
            <text:p>720</text:p>
          </table:table-cell>
          <table:table-cell table:style-name="ce5" table:formula="of:=COM.MICROSOFT.CONCAT(&quot;{ nivel: &quot;;[.A15];&quot;, img: nivel_&quot;;[.A15];&quot;, slug: '&quot;;[.B15];&quot;', description: '“&quot;;[.C15];&quot;”', pontos: &quot;;[.D15];&quot;},&quot;)" office:value-type="string" office:string-value="{ nivel: 13, img: nivel_13, slug: 'Aspirante I', description: '“Respire fundo e continue, é proibido desistir.”', pontos: 720}," calcext:value-type="string">
            <text:p>{ nivel: 13, img: nivel_13, slug: 'Aspirante I', description: '“Respire fundo e continue, é proibido desistir.”', pontos: 720},</text:p>
          </table:table-cell>
          <table:table-cell table:formula="of:=[.F14]+1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Aspirante II</text:p>
          </table:table-cell>
          <table:table-cell table:style-name="ce10" office:value-type="string" calcext:value-type="string">
            <text:p>A força é a nossa característica mais marcantes, mas ela só vem para quem tem foco e disciplina.</text:p>
          </table:table-cell>
          <table:table-cell table:style-name="ce2" table:formula="of:=[.F16]*5" office:value-type="float" office:value="780" calcext:value-type="float">
            <text:p>780</text:p>
          </table:table-cell>
          <table:table-cell table:style-name="ce5" table:formula="of:=COM.MICROSOFT.CONCAT(&quot;{ nivel: &quot;;[.A16];&quot;, img: nivel_&quot;;[.A16];&quot;, slug: '&quot;;[.B16];&quot;', description: '“&quot;;[.C16];&quot;”', pontos: &quot;;[.D16];&quot;},&quot;)" office:value-type="string" office:string-value="{ nivel: 14, img: nivel_14, slug: 'Aspirante II', description: '“A força é a nossa característica mais marcantes, mas ela só vem para quem tem foco e disciplina.”', pontos: 780}," calcext:value-type="string">
            <text:p>{ nivel: 14, img: nivel_14, slug: 'Aspirante II', description: '“A força é a nossa característica mais marcantes, mas ela só vem para quem tem foco e disciplina.”', pontos: 780},</text:p>
          </table:table-cell>
          <table:table-cell table:formula="of:=[.F15]+1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Aspirante III</text:p>
          </table:table-cell>
          <table:table-cell table:style-name="ce10" office:value-type="string" calcext:value-type="string">
            <text:p>Todos os seus amanhã permanecerão iguais a ontem, se você não modificar hoje.</text:p>
          </table:table-cell>
          <table:table-cell table:style-name="ce2" table:formula="of:=[.F17]*5" office:value-type="float" office:value="840" calcext:value-type="float">
            <text:p>840</text:p>
          </table:table-cell>
          <table:table-cell table:style-name="ce5" table:formula="of:=COM.MICROSOFT.CONCAT(&quot;{ nivel: &quot;;[.A17];&quot;, img: nivel_&quot;;[.A17];&quot;, slug: '&quot;;[.B17];&quot;', description: '“&quot;;[.C17];&quot;”', pontos: &quot;;[.D17];&quot;},&quot;)" office:value-type="string" office:string-value="{ nivel: 15, img: nivel_15, slug: 'Aspirante III', description: '“Todos os seus amanhã permanecerão iguais a ontem, se você não modificar hoje.”', pontos: 840}," calcext:value-type="string">
            <text:p>{ nivel: 15, img: nivel_15, slug: 'Aspirante III', description: '“Todos os seus amanhã permanecerão iguais a ontem, se você não modificar hoje.”', pontos: 840},</text:p>
          </table:table-cell>
          <table:table-cell table:formula="of:=[.F16]+1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Tenente I</text:p>
          </table:table-cell>
          <table:table-cell table:style-name="ce10" office:value-type="string" calcext:value-type="string">
            <text:p>Acredite na sua capacidade e conquiste o seu lugar.</text:p>
          </table:table-cell>
          <table:table-cell table:style-name="ce2" table:formula="of:=[.F18]*5" office:value-type="float" office:value="900" calcext:value-type="float">
            <text:p>900</text:p>
          </table:table-cell>
          <table:table-cell table:style-name="ce5" table:formula="of:=COM.MICROSOFT.CONCAT(&quot;{ nivel: &quot;;[.A18];&quot;, img: nivel_&quot;;[.A18];&quot;, slug: '&quot;;[.B18];&quot;', description: '“&quot;;[.C18];&quot;”', pontos: &quot;;[.D18];&quot;},&quot;)" office:value-type="string" office:string-value="{ nivel: 16, img: nivel_16, slug: 'Tenente I', description: '“Acredite na sua capacidade e conquiste o seu lugar.”', pontos: 900}," calcext:value-type="string">
            <text:p>{ nivel: 16, img: nivel_16, slug: 'Tenente I', description: '“Acredite na sua capacidade e conquiste o seu lugar.”', pontos: 900},</text:p>
          </table:table-cell>
          <table:table-cell table:formula="of:=[.F17]+1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Tenente II</text:p>
          </table:table-cell>
          <table:table-cell table:style-name="ce10" office:value-type="string" calcext:value-type="string">
            <text:p>O que a mente acredita é o que o corpo vai alcançar.</text:p>
          </table:table-cell>
          <table:table-cell table:style-name="ce2" table:formula="of:=[.F19]*5" office:value-type="float" office:value="960" calcext:value-type="float">
            <text:p>960</text:p>
          </table:table-cell>
          <table:table-cell table:style-name="ce5" table:formula="of:=COM.MICROSOFT.CONCAT(&quot;{ nivel: &quot;;[.A19];&quot;, img: nivel_&quot;;[.A19];&quot;, slug: '&quot;;[.B19];&quot;', description: '“&quot;;[.C19];&quot;”', pontos: &quot;;[.D19];&quot;},&quot;)" office:value-type="string" office:string-value="{ nivel: 17, img: nivel_17, slug: 'Tenente II', description: '“O que a mente acredita é o que o corpo vai alcançar.”', pontos: 960}," calcext:value-type="string">
            <text:p>{ nivel: 17, img: nivel_17, slug: 'Tenente II', description: '“O que a mente acredita é o que o corpo vai alcançar.”', pontos: 960},</text:p>
          </table:table-cell>
          <table:table-cell table:formula="of:=[.F18]+12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Tenente III</text:p>
          </table:table-cell>
          <table:table-cell table:style-name="ce10" office:value-type="string" calcext:value-type="string">
            <text:p>Você pode, se acreditar que pode.</text:p>
          </table:table-cell>
          <table:table-cell table:style-name="ce2" table:formula="of:=[.F20]*5" office:value-type="float" office:value="1020" calcext:value-type="float">
            <text:p>1020</text:p>
          </table:table-cell>
          <table:table-cell table:style-name="ce5" table:formula="of:=COM.MICROSOFT.CONCAT(&quot;{ nivel: &quot;;[.A20];&quot;, img: nivel_&quot;;[.A20];&quot;, slug: '&quot;;[.B20];&quot;', description: '“&quot;;[.C20];&quot;”', pontos: &quot;;[.D20];&quot;},&quot;)" office:value-type="string" office:string-value="{ nivel: 18, img: nivel_18, slug: 'Tenente III', description: '“Você pode, se acreditar que pode.”', pontos: 1020}," calcext:value-type="string">
            <text:p>{ nivel: 18, img: nivel_18, slug: 'Tenente III', description: '“Você pode, se acreditar que pode.”', pontos: 1020},</text:p>
          </table:table-cell>
          <table:table-cell table:formula="of:=[.F19]+1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Capitão I</text:p>
          </table:table-cell>
          <table:table-cell table:style-name="ce10" office:value-type="string" calcext:value-type="string">
            <text:p>Sem mudanças, não existe evolução e crescimento, lembre-se disso.</text:p>
          </table:table-cell>
          <table:table-cell table:style-name="ce2" table:formula="of:=[.F21]*5" office:value-type="float" office:value="1080" calcext:value-type="float">
            <text:p>1080</text:p>
          </table:table-cell>
          <table:table-cell table:style-name="ce5" table:formula="of:=COM.MICROSOFT.CONCAT(&quot;{ nivel: &quot;;[.A21];&quot;, img: nivel_&quot;;[.A21];&quot;, slug: '&quot;;[.B21];&quot;', description: '“&quot;;[.C21];&quot;”', pontos: &quot;;[.D21];&quot;},&quot;)" office:value-type="string" office:string-value="{ nivel: 19, img: nivel_19, slug: 'Capitão I', description: '“Sem mudanças, não existe evolução e crescimento, lembre-se disso.”', pontos: 1080}," calcext:value-type="string">
            <text:p>{ nivel: 19, img: nivel_19, slug: 'Capitão I', description: '“Sem mudanças, não existe evolução e crescimento, lembre-se disso.”', pontos: 1080},</text:p>
          </table:table-cell>
          <table:table-cell table:formula="of:=[.F20]+1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0" office:value-type="string" calcext:value-type="string">
            <text:p>Capitão II</text:p>
          </table:table-cell>
          <table:table-cell table:style-name="ce10" office:value-type="string" calcext:value-type="string">
            <text:p>A constância dos objetivos é o segredo do êxito.</text:p>
          </table:table-cell>
          <table:table-cell table:style-name="ce2" table:formula="of:=[.F22]*5" office:value-type="float" office:value="1140" calcext:value-type="float">
            <text:p>1140</text:p>
          </table:table-cell>
          <table:table-cell table:style-name="ce5" table:formula="of:=COM.MICROSOFT.CONCAT(&quot;{ nivel: &quot;;[.A22];&quot;, img: nivel_&quot;;[.A22];&quot;, slug: '&quot;;[.B22];&quot;', description: '“&quot;;[.C22];&quot;”', pontos: &quot;;[.D22];&quot;},&quot;)" office:value-type="string" office:string-value="{ nivel: 20, img: nivel_20, slug: 'Capitão II', description: '“A constância dos objetivos é o segredo do êxito.”', pontos: 1140}," calcext:value-type="string">
            <text:p>{ nivel: 20, img: nivel_20, slug: 'Capitão II', description: '“A constância dos objetivos é o segredo do êxito.”', pontos: 1140},</text:p>
          </table:table-cell>
          <table:table-cell table:formula="of:=[.F21]+1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0" office:value-type="string" calcext:value-type="string">
            <text:p>Capitão III</text:p>
          </table:table-cell>
          <table:table-cell table:style-name="ce10" office:value-type="string" calcext:value-type="string">
            <text:p>A vitória é um fruto de muita determinação. E não um golpe de sorte.</text:p>
          </table:table-cell>
          <table:table-cell table:style-name="ce2" table:formula="of:=[.F23]*5" office:value-type="float" office:value="1200" calcext:value-type="float">
            <text:p>1200</text:p>
          </table:table-cell>
          <table:table-cell table:style-name="ce5" table:formula="of:=COM.MICROSOFT.CONCAT(&quot;{ nivel: &quot;;[.A23];&quot;, img: nivel_&quot;;[.A23];&quot;, slug: '&quot;;[.B23];&quot;', description: '“&quot;;[.C23];&quot;”', pontos: &quot;;[.D23];&quot;},&quot;)" office:value-type="string" office:string-value="{ nivel: 21, img: nivel_21, slug: 'Capitão III', description: '“A vitória é um fruto de muita determinação. E não um golpe de sorte.”', pontos: 1200}," calcext:value-type="string">
            <text:p>{ nivel: 21, img: nivel_21, slug: 'Capitão III', description: '“A vitória é um fruto de muita determinação. E não um golpe de sorte.”', pontos: 1200},</text:p>
          </table:table-cell>
          <table:table-cell table:formula="of:=[.F22]+1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Major I</text:p>
          </table:table-cell>
          <table:table-cell table:style-name="ce10" office:value-type="string" calcext:value-type="string">
            <text:p>É para onde o foco vai que a energia flui.</text:p>
          </table:table-cell>
          <table:table-cell table:style-name="ce2" table:formula="of:=[.F24]*5" office:value-type="float" office:value="1260" calcext:value-type="float">
            <text:p>1260</text:p>
          </table:table-cell>
          <table:table-cell table:style-name="ce5" table:formula="of:=COM.MICROSOFT.CONCAT(&quot;{ nivel: &quot;;[.A24];&quot;, img: nivel_&quot;;[.A24];&quot;, slug: '&quot;;[.B24];&quot;', description: '“&quot;;[.C24];&quot;”', pontos: &quot;;[.D24];&quot;},&quot;)" office:value-type="string" office:string-value="{ nivel: 22, img: nivel_22, slug: 'Major I', description: '“É para onde o foco vai que a energia flui.”', pontos: 1260}," calcext:value-type="string">
            <text:p>{ nivel: 22, img: nivel_22, slug: 'Major I', description: '“É para onde o foco vai que a energia flui.”', pontos: 1260},</text:p>
          </table:table-cell>
          <table:table-cell table:formula="of:=[.F23]+12"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Major II</text:p>
          </table:table-cell>
          <table:table-cell table:style-name="ce10" office:value-type="string" calcext:value-type="string">
            <text:p>Inspiração vem dos outros. Motivação vem de dentro de nós.</text:p>
          </table:table-cell>
          <table:table-cell table:style-name="ce2" table:formula="of:=[.F25]*5" office:value-type="float" office:value="1320" calcext:value-type="float">
            <text:p>1320</text:p>
          </table:table-cell>
          <table:table-cell table:style-name="ce5" table:formula="of:=COM.MICROSOFT.CONCAT(&quot;{ nivel: &quot;;[.A25];&quot;, img: nivel_&quot;;[.A25];&quot;, slug: '&quot;;[.B25];&quot;', description: '“&quot;;[.C25];&quot;”', pontos: &quot;;[.D25];&quot;},&quot;)" office:value-type="string" office:string-value="{ nivel: 23, img: nivel_23, slug: 'Major II', description: '“Inspiração vem dos outros. Motivação vem de dentro de nós.”', pontos: 1320}," calcext:value-type="string">
            <text:p>{ nivel: 23, img: nivel_23, slug: 'Major II', description: '“Inspiração vem dos outros. Motivação vem de dentro de nós.”', pontos: 1320},</text:p>
          </table:table-cell>
          <table:table-cell table:formula="of:=[.F24]+12" office:value-type="float" office:value="264" calcext:value-type="float">
            <text:p>26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0" office:value-type="string" calcext:value-type="string">
            <text:p>Major III</text:p>
          </table:table-cell>
          <table:table-cell table:style-name="ce10" office:value-type="string" calcext:value-type="string">
            <text:p>Faça da dificuldade a sua motivação.</text:p>
          </table:table-cell>
          <table:table-cell table:style-name="ce2" table:formula="of:=[.F26]*5" office:value-type="float" office:value="1380" calcext:value-type="float">
            <text:p>1380</text:p>
          </table:table-cell>
          <table:table-cell table:style-name="ce5" table:formula="of:=COM.MICROSOFT.CONCAT(&quot;{ nivel: &quot;;[.A26];&quot;, img: nivel_&quot;;[.A26];&quot;, slug: '&quot;;[.B26];&quot;', description: '“&quot;;[.C26];&quot;”', pontos: &quot;;[.D26];&quot;},&quot;)" office:value-type="string" office:string-value="{ nivel: 24, img: nivel_24, slug: 'Major III', description: '“Faça da dificuldade a sua motivação.”', pontos: 1380}," calcext:value-type="string">
            <text:p>{ nivel: 24, img: nivel_24, slug: 'Major III', description: '“Faça da dificuldade a sua motivação.”', pontos: 1380},</text:p>
          </table:table-cell>
          <table:table-cell table:formula="of:=[.F25]+12"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0" office:value-type="string" calcext:value-type="string">
            <text:p>Coronel I</text:p>
          </table:table-cell>
          <table:table-cell table:style-name="ce10" office:value-type="string" calcext:value-type="string">
            <text:p>Alcançar o que tanto queremos, pode depender apenas de uma pequena dose de coragem.</text:p>
          </table:table-cell>
          <table:table-cell table:style-name="ce2" table:formula="of:=[.F27]*5" office:value-type="float" office:value="1440" calcext:value-type="float">
            <text:p>1440</text:p>
          </table:table-cell>
          <table:table-cell table:style-name="ce5" table:formula="of:=COM.MICROSOFT.CONCAT(&quot;{ nivel: &quot;;[.A27];&quot;, img: nivel_&quot;;[.A27];&quot;, slug: '&quot;;[.B27];&quot;', description: '“&quot;;[.C27];&quot;”', pontos: &quot;;[.D27];&quot;},&quot;)" office:value-type="string" office:string-value="{ nivel: 25, img: nivel_25, slug: 'Coronel I', description: '“Alcançar o que tanto queremos, pode depender apenas de uma pequena dose de coragem.”', pontos: 1440}," calcext:value-type="string">
            <text:p>{ nivel: 25, img: nivel_25, slug: 'Coronel I', description: '“Alcançar o que tanto queremos, pode depender apenas de uma pequena dose de coragem.”', pontos: 1440},</text:p>
          </table:table-cell>
          <table:table-cell table:formula="of:=[.F26]+12" office:value-type="float" office:value="288" calcext:value-type="float">
            <text:p>288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Coronel II</text:p>
          </table:table-cell>
          <table:table-cell table:style-name="ce10" office:value-type="string" calcext:value-type="string">
            <text:p>É o empenho e a persistência que determinam o seu êxito, não a força ou a sorte.</text:p>
          </table:table-cell>
          <table:table-cell table:style-name="ce2" table:formula="of:=[.F28]*5" office:value-type="float" office:value="1500" calcext:value-type="float">
            <text:p>1500</text:p>
          </table:table-cell>
          <table:table-cell table:style-name="ce5" table:formula="of:=COM.MICROSOFT.CONCAT(&quot;{ nivel: &quot;;[.A28];&quot;, img: nivel_&quot;;[.A28];&quot;, slug: '&quot;;[.B28];&quot;', description: '“&quot;;[.C28];&quot;”', pontos: &quot;;[.D28];&quot;},&quot;)" office:value-type="string" office:string-value="{ nivel: 26, img: nivel_26, slug: 'Coronel II', description: '“É o empenho e a persistência que determinam o seu êxito, não a força ou a sorte.”', pontos: 1500}," calcext:value-type="string">
            <text:p>{ nivel: 26, img: nivel_26, slug: 'Coronel II', description: '“É o empenho e a persistência que determinam o seu êxito, não a força ou a sorte.”', pontos: 1500},</text:p>
          </table:table-cell>
          <table:table-cell table:formula="of:=[.F27]+12"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string" calcext:value-type="string">
            <text:p>General de Divisão</text:p>
          </table:table-cell>
          <table:table-cell table:style-name="ce10" office:value-type="string" calcext:value-type="string">
            <text:p>Os seus resultados são determinados pelas suas atitudes.</text:p>
          </table:table-cell>
          <table:table-cell table:style-name="ce2" table:formula="of:=[.F29]*5" office:value-type="float" office:value="1560" calcext:value-type="float">
            <text:p>1560</text:p>
          </table:table-cell>
          <table:table-cell table:style-name="ce5" table:formula="of:=COM.MICROSOFT.CONCAT(&quot;{ nivel: &quot;;[.A29];&quot;, img: nivel_&quot;;[.A29];&quot;, slug: '&quot;;[.B29];&quot;', description: '“&quot;;[.C29];&quot;”', pontos: &quot;;[.D29];&quot;},&quot;)" office:value-type="string" office:string-value="{ nivel: 27, img: nivel_27, slug: 'General de Divisão', description: '“Os seus resultados são determinados pelas suas atitudes.”', pontos: 1560}," calcext:value-type="string">
            <text:p>{ nivel: 27, img: nivel_27, slug: 'General de Divisão', description: '“Os seus resultados são determinados pelas suas atitudes.”', pontos: 1560},</text:p>
          </table:table-cell>
          <table:table-cell table:formula="of:=[.F28]+12" office:value-type="float" office:value="312" calcext:value-type="float">
            <text:p>312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string" calcext:value-type="string">
            <text:p>General de Brigada</text:p>
          </table:table-cell>
          <table:table-cell table:style-name="ce10" office:value-type="string" calcext:value-type="string">
            <text:p>Você sempre vai ser o inimigo mais perigoso que você poderá encontrar.</text:p>
          </table:table-cell>
          <table:table-cell table:style-name="ce2" table:formula="of:=[.F30]*5" office:value-type="float" office:value="1620" calcext:value-type="float">
            <text:p>1620</text:p>
          </table:table-cell>
          <table:table-cell table:style-name="ce5" table:formula="of:=COM.MICROSOFT.CONCAT(&quot;{ nivel: &quot;;[.A30];&quot;, img: nivel_&quot;;[.A30];&quot;, slug: '&quot;;[.B30];&quot;', description: '“&quot;;[.C30];&quot;”', pontos: &quot;;[.D30];&quot;},&quot;)" office:value-type="string" office:string-value="{ nivel: 28, img: nivel_28, slug: 'General de Brigada', description: '“Você sempre vai ser o inimigo mais perigoso que você poderá encontrar.”', pontos: 1620}," calcext:value-type="string">
            <text:p>{ nivel: 28, img: nivel_28, slug: 'General de Brigada', description: '“Você sempre vai ser o inimigo mais perigoso que você poderá encontrar.”', pontos: 1620},</text:p>
          </table:table-cell>
          <table:table-cell table:formula="of:=[.F29]+12" office:value-type="float" office:value="324" calcext:value-type="float">
            <text:p>324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string" calcext:value-type="string">
            <text:p>General de Exército</text:p>
          </table:table-cell>
          <table:table-cell table:style-name="ce10" office:value-type="string" calcext:value-type="string">
            <text:p>O sucesso é a soma de pequenos esforços repetidos dia após dia.</text:p>
          </table:table-cell>
          <table:table-cell table:style-name="ce2" table:formula="of:=[.F31]*5" office:value-type="float" office:value="1650" calcext:value-type="float">
            <text:p>1650</text:p>
          </table:table-cell>
          <table:table-cell table:style-name="ce5" table:formula="of:=COM.MICROSOFT.CONCAT(&quot;{ nivel: &quot;;[.A31];&quot;, img: nivel_&quot;;[.A31];&quot;, slug: '&quot;;[.B31];&quot;', description: '“&quot;;[.C31];&quot;”', pontos: &quot;;[.D31];&quot;},&quot;)" office:value-type="string" office:string-value="{ nivel: 29, img: nivel_29, slug: 'General de Exército', description: '“O sucesso é a soma de pequenos esforços repetidos dia após dia.”', pontos: 1650}," calcext:value-type="string">
            <text:p>{ nivel: 29, img: nivel_29, slug: 'General de Exército', description: '“O sucesso é a soma de pequenos esforços repetidos dia após dia.”', pontos: 1650},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Marechal de Guerra</text:p>
          </table:table-cell>
          <table:table-cell table:style-name="ce10" office:value-type="string" calcext:value-type="string">
            <text:p>A verdadeira vitória de um ser humano não é chegar em primeiro, mas sim nunca desistir.</text:p>
          </table:table-cell>
          <table:table-cell table:style-name="ce2" table:formula="of:=[.F32]*5" office:value-type="float" office:value="1830" calcext:value-type="float">
            <text:p>1830</text:p>
          </table:table-cell>
          <table:table-cell table:style-name="ce5" table:formula="of:=COM.MICROSOFT.CONCAT(&quot;{ nivel: &quot;;[.A32];&quot;, img: nivel_&quot;;[.A32];&quot;, slug: '&quot;;[.B32];&quot;', description: '“&quot;;[.C32];&quot;”', pontos: &quot;;[.D32];&quot;},&quot;)" office:value-type="string" office:string-value="{ nivel: 30, img: nivel_30, slug: 'Marechal de Guerra', description: '“A verdadeira vitória de um ser humano não é chegar em primeiro, mas sim nunca desistir.”', pontos: 1830}," calcext:value-type="string">
            <text:p>{ nivel: 30, img: nivel_30, slug: 'Marechal de Guerra', description: '“A verdadeira vitória de um ser humano não é chegar em primeiro, mas sim nunca desistir.”', pontos: 1830},</text:p>
          </table:table-cell>
          <table:table-cell office:value-type="float" office:value="366" calcext:value-type="float">
            <text:p>366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22:28:19.9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22:46:24.477000000</meta:creation-date>
    <dc:date>2022-11-04T22:29:22.515000000</dc:date>
    <meta:editing-duration>PT53M48S</meta:editing-duration>
    <meta:editing-cycles>35</meta:editing-cycles>
    <meta:generator>LibreOffice/7.3.2.2$Windows_X86_64 LibreOffice_project/49f2b1bff42cfccbd8f788c8dc32c1c309559be0</meta:generator>
    <meta:document-statistic meta:table-count="1" meta:cell-count="192" meta:object-count="0"/>
  </office:meta>
</office:document-meta>
</file>